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stract</text:h>
      <text:p text:style-name="P1"/>
      <text:p text:style-name="P1">[Summary goes here]</text:p>
      <text:p text:style-name="P1"/>
      <text:p text:style-name="P1">The aim of this document is to serve as a quick start guide to potential developers. <text:s/>It provides a glimpse to the internal structure of the program, and at the same time, explains some decisions in order to help the reader understand how the application was designed.</text:p>
      <text:p text:style-name="P1"/>
      <text:p text:style-name="P1"/>
      <text:h text:style-name="Heading_20_1" text:outline-level="1">Introduction</text:h>
      <text:p text:style-name="P1"/>
      <text:p text:style-name="P1">[Insert description for avoCADo and the vision here]</text:p>
      <text:p text:style-name="P1"/>
      <text:p text:style-name="P1">[What will be different in avoCADo from other opensource CAD software]</text:p>
      <text:p text:style-name="P1"/>
      <text:p text:style-name="P1"/>
      <text:p text:style-name="P1"/>
      <text:h text:style-name="Heading_20_1" text:outline-level="1">Programming language</text:h>
      <text:p text:style-name="P1"/>
      <text:p text:style-name="P1">There are several reasons why AvoCADo is written in Java. <text:s/>The most important of which is that Java is platform independence. <text:s/>Although languages such as C++ can also be ported to various platforms, Java has voiced a pretty strong commitment to doing so and very little work is required to enable AvoCADo to work on different operating systems. <text:s/>Another reason is the ease of development in Java due to things like automatic garbage collection, the availability of excellent open source IDEs (such as Eclipse), and great API documentation. <text:s/>Finally, most programmers today are pretty familiar with Java and a large developer base will enable AvoCADo to pull in volunteers more easily.</text:p>
      <text:p text:style-name="P1"/>
      <text:p text:style-name="P1">One concern that many people raised at this point is speed. <text:s/>Most people shy away from Java for applications that require "heavy lifting" because of the language's reputation of being slow. <text:s/>However, modern Java applications are not appreciably slower and with Java 1.6, that concern is even less of an issue.</text:p>
      <text:p text:style-name="P1"/>
      <text:p text:style-name="P1">OpenGL in AvoCADo is handled via a Java library named JOGL. <text:s/>It abstracts away the hardware and provides all of the basic OpenGL method calls. <text:s/>The hope is that this will lend nicely to optimizations and improvements specific to CAD use. <text:s/>A generic scene graph library is likely to do most things pretty well, but not integrate all of the necessary functionality for boolean operations, parameterized features, etc. </text:p>
      <text:p text:style-name="P1"/>
      <text:p text:style-name="P1"/>
      <text:p text:style-name="P1"/>
      <text:h text:style-name="Heading_20_1" text:outline-level="1">Drawing method</text:h>
      <text:p text:style-name="P1"/>
      <text:p text:style-name="P1">In order to produce a good application, a software developer would need to have an understanding of the application from the point of the user. <text:s/>For this reason, this section is dedicated to the approach of creating a CAD drawing. <text:s/>The drawing method in AvoCADo is very similar to that of SolidWorks, the latter of which is a Windows-based 3D CAD application developed by SolidWorks Corporation. <text:s/>Users of this CAD application employs what is known as<text:span text:style-name="T1"> parametric approach in</text:span> creating models<text:span text:style-name="T1">, and it is this process that will be described in this section.</text:span></text:p>
      <text:p text:style-name="P1"/>
      <text:p text:style-name="P1">The elementary building blocks of a model are <text:span text:style-name="T2">entities/geometries/primitives</text:span> such as lines, arcs, splines and the likes. <text:s/>The creation of a model begins with defining a 2D or 3D <text:span text:style-name="T2">sketch</text:span> consists of the aforementioned geometries. <text:s/>In the case of a 2D sketch, the geometries drawn are constrained onto a plane that has been predetermined by the user. <text:s/>Unlike the 2D case, the geometries in a 3D sketch can be orientated and positioned anyway in 3-space.</text:p>
      <text:p text:style-name="P1"/>
      <text:p text:style-name="P1">As a geometry is being sketched, its locations and size is not really relevant. <text:s/>Later on, <text:span text:style-name="T2">dimensions</text:span><text:span text:style-name="T1"> can be added separately </text:span>to <text:span text:style-name="T1">define the exact size and location of the geometry. <text:s/>The geometry can also be made tangent, perpendicular, parallel, concentric, etc. to other geometries through the addition of </text:span><text:span text:style-name="T2">relations</text:span><text:span text:style-name="T1">. <text:s/>It can also have its control points fixed to other geometries through the application of </text:span><text:span text:style-name="T2">constrains</text:span><text:span text:style-name="T1">.</text:span></text:p>
      <text:p text:style-name="P1"><text:span text:style-name="T1"/></text:p>
      <text:p text:style-name="P1"><text:span text:style-name="T1">Constrains, dimensions, and relations are </text:span><text:span text:style-name="T2">parameters</text:span><text:span text:style-name="T1"> used in defining a sketch, hence the method of model creation is called </text:span><text:span text:style-name="T2">parametric approach</text:span><text:span text:style-name="T1">.</text:span><text:span text:style-name="T2"> <text:s/></text:span><text:span text:style-name="T1">A sketch is </text:span><text:span text:style-name="T2">fully defined</text:span><text:span text:style-name="T1"> when enough parameters are added such that none of the geometries can be manipulated any further. <text:s/>It is </text:span><text:span text:style-name="T2">under defined</text:span><text:span text:style-name="T1"> if not enough parameters are added, and </text:span><text:span text:style-name="T2">over defined</text:span><text:span text:style-name="T1"> if one or more parameters conflict. <text:s/>The sketch is in error if it is over defined.</text:span></text:p>
      <text:p text:style-name="P1"/>
      <text:p text:style-name="P1">After the sketch is completed, a <text:span text:style-name="T2">feature</text:span><text:span text:style-name="T1"> is applied to create a 3D </text:span><text:span text:style-name="T2">object</text:span><text:span text:style-name="T1"> from a 2D sketch. <text:s/>For example, an extrusion can be done to create a cube from a sketch containing square. <text:s/>Feature can also be applied iteratively to alter the appearance of the object, such as the addition of holes or the rounding of edges.</text:span></text:p>
      <text:p text:style-name="P1"/>
      <text:p text:style-name="P1"><text:span text:style-name="T1">[Coffee Mug Tutorial goes here]</text:span></text:p>
      <text:p text:style-name="P1"/>
      <text:p text:style-name="P1"/>
      <text:p text:style-name="P1"/>
      <text:h text:style-name="Heading_20_1" text:outline-level="1">Major functioning blocks</text:h>
      <text:p text:style-name="P1"/>
      <text:p text:style-name="P1">[Diagrams]</text:p>
      <text:p text:style-name="P1"/>
      <text:p text:style-name="P1"><text:span text:style-name="T1"/></text:p>
      <text:p text:style-name="P1"/>
      <text:h text:style-name="Heading_20_1" text:outline-level="1">Data structure</text:h>
      <text:p text:style-name="P1"/>
      <text:p text:style-name="P1"/>
      <text:p text:style-name="P1">XML based</text:p>
      <text:p text:style-name="P1"/>
      <text:p text:style-name="P1">Part</text:p>
      <text:p text:style-name="P1"/>
      <text:p text:style-name="P1">Assembly</text:p>
      <text:p text:style-name="P1"/>
      <text:p text:style-name="P1">optimized for viewing of IGES files</text:p>
      <text:p text:style-name="P1">a well known and a well documented standard</text:p>
      <text:p text:style-name="P1">many CAD application can import and export IGES files</text:p>
      <text:p text:style-name="P1"/>
      <text:p text:style-name="P1"/>
      <text:p text:style-name="P1"/>
      <text:p text:style-name="P1"/>
      <text:p text:style-name="P1"/>
      <text:p text:style-name="P1">[Diagram]</text:p>
      <text:p text:style-name="P1"/>
      <text:p text:style-name="P1"/>
      <text:h text:style-name="Heading_20_1" text:outline-level="1">Essential classes</text:h>
      <text:p text:style-name="P1"/>
      <text:p text:style-name="P1">Prim2D</text:p>
      <text:p text:style-name="P1">Prim3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30T13:00:46</meta:creation-date>
    <dc:date>2007-05-15T00:01:21</dc:date>
    <dc:language>en-US</dc:language>
    <meta:editing-cycles>64</meta:editing-cycles>
    <meta:editing-duration>PT9H0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0" meta:word-count="715" meta:character-count="4307"/>
  </office:meta>
</office:document-meta>
</file>